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dddddd" draw:opacity="35%" draw:textarea-horizontal-align="justify" draw:textarea-vertical-align="middle" draw:auto-grow-height="false" fo:min-height="5.367cm" fo:min-width="7.784cm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45cm" fo:min-width="3.81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416cm" fo:min-width="3.785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9900" draw:marker-start-width="0.321cm" draw:marker-end-width="0.321cm" draw:fill-color="#ffcc99" draw:textarea-horizontal-align="justify" draw:textarea-vertical-align="middle" draw:auto-grow-height="false" fo:min-height="0.862cm" fo:min-width="5.6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9900" draw:marker-start-width="0.321cm" draw:marker-end-width="0.321cm" svg:stroke-opacity="100%" draw:fill-color="#ffcc99" draw:textarea-horizontal-align="justify" draw:textarea-vertical-align="middle" draw:auto-grow-height="false" fo:min-height="0.862cm" fo:min-width="5.692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ff3333" draw:marker-start-width="0.359cm" draw:marker-end-width="0.359cm" svg:stroke-opacity="100%" draw:fill="none" draw:textarea-horizontal-align="justify" draw:textarea-vertical-align="middle" draw:auto-grow-height="false" fo:min-height="0.273cm" fo:min-width="0.023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 draw:opacity="35%"/>
      <style:paragraph-properties fo:text-align="center"/>
    </style:style>
    <style:style style:name="P4" style:family="paragraph">
      <style:paragraph-properties fo:text-align="center"/>
      <style:text-properties fo:color="#333333" style:font-name="Arial Narrow" fo:font-weight="normal" style:font-weight-asian="normal" style:font-weight-complex="normal"/>
    </style:style>
    <style:style style:name="P5" style:family="paragraph">
      <style:paragraph-properties fo:text-align="center"/>
      <style:text-properties fo:color="#333333" style:font-name="Arial Narrow"/>
    </style:style>
    <style:style style:name="P6" style:family="paragraph">
      <loext:graphic-properties draw:fill-color="#ffcc99"/>
      <style:paragraph-properties fo:text-align="center"/>
      <style:text-properties fo:color="#333333" style:font-name="Arial Narrow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3333" style:font-name="Arial Narrow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ff3333" style:font-name="Arial Narrow" fo:font-weight="bold" style:font-weight-asian="bold" style:font-weight-complex="bold"/>
    </style:style>
    <style:style style:name="T1" style:family="text">
      <style:text-properties fo:color="#b2b2b2" style:font-name="Arial Narrow" fo:font-weight="bold" style:font-weight-asian="bold" style:font-weight-complex="bold"/>
    </style:style>
    <style:style style:name="T2" style:family="text">
      <style:text-properties fo:color="#333333" style:font-name="Arial Narrow" fo:font-weight="normal" style:font-weight-asian="normal" style:font-weight-complex="normal"/>
    </style:style>
    <style:style style:name="T3" style:family="text">
      <style:text-properties fo:color="#333333" style:font-name="Arial Narrow"/>
    </style:style>
    <style:style style:name="T4" style:family="text">
      <style:text-properties fo:color="#ff3333" style:font-name="Arial Narro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.89cm" svg:height="6.223cm" svg:x="15.886cm" svg:y="12.55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><text:span text:style-name="T1">modellkon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4.318cm" svg:height="4.318cm" svg:x="1.762cm" svg:y="8.112cm">
          <text:p text:style-name="P4"><text:span text:style-name="T2">Produk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4.318cm" svg:height="4.318cm" svg:x="9.255cm" svg:y="12.792cm">
          <text:p text:style-name="P4"><text:span text:style-name="T2">MGD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2" draw:id="id2" draw:layer="layout" svg:width="4.318cm" svg:height="4.318cm" svg:x="9.128cm" svg:y="3.794cm">
          <text:p text:style-name="P4"><text:span text:style-name="T2">Publika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xml:id="id8" draw:id="id8" draw:layer="layout" svg:width="6.35cm" svg:height="1.27cm" svg:x="17.129cm" svg:y="13.573cm">
          <text:p text:style-name="P5"><text:span text:style-name="T3">modellkonformer W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4" draw:id="id4" draw:layer="layout" svg:width="6.35cm" svg:height="1.27cm" svg:x="17.129cm" svg:y="3.032cm">
          <text:p text:style-name="P5"><text:span text:style-name="T3">W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6.35cm" svg:height="1.27cm" svg:x="17.129cm" svg:y="4.683cm">
          <text:p text:style-name="P5"><text:span text:style-name="T3">WFS (“AnyGML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6.35cm" svg:height="1.27cm" svg:x="17.129cm" svg:y="7.985cm">
          <text:p text:style-name="P5"><text:span text:style-name="T3">Rest-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6.35cm" svg:height="1.27cm" svg:x="17.129cm" svg:y="15.224cm">
          <text:p text:style-name="P5"><text:span text:style-name="T3">Atom + Open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6.35cm" svg:height="1.27cm" svg:x="17.129cm" svg:y="6.334cm">
          <text:p text:style-name="P5"><text:span text:style-name="T3">Atom + Open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6.08cm" svg:y1="10.271cm" svg:x2="9.128cm" svg:y2="5.953cm" draw:start-shape="id1" draw:start-glue-point="8" draw:end-shape="id2" draw:end-glue-point="6" svg:d="M6080 10271c2287 0 764-4318 3048-4318" svg:viewBox="0 0 3049 4319">
          <text:p/>
        </draw:connector>
        <draw:connector draw:style-name="gr6" draw:text-style-name="P7" draw:layer="layout" draw:type="curve" svg:x1="6.08cm" svg:y1="10.271cm" svg:x2="9.255cm" svg:y2="14.951cm" draw:start-shape="id1" draw:start-glue-point="8" draw:end-shape="id3" draw:end-glue-point="6" svg:d="M6080 10271c2382 0 795 4680 3175 4680" svg:viewBox="0 0 3176 4681">
          <text:p/>
        </draw:connector>
        <draw:connector draw:style-name="gr7" draw:text-style-name="P7" draw:layer="layout" draw:type="curve" svg:x1="13.446cm" svg:y1="5.953cm" svg:x2="17.129cm" svg:y2="3.667cm" draw:start-shape="id2" draw:start-glue-point="8" draw:end-shape="id4" draw:end-glue-point="3" svg:d="M13446 5953c2763 0 922-2286 3683-2286" svg:viewBox="0 0 3684 2287">
          <text:p/>
        </draw:connector>
        <draw:connector draw:style-name="gr7" draw:text-style-name="P7" draw:layer="layout" draw:type="curve" svg:x1="13.446cm" svg:y1="5.953cm" svg:x2="17.129cm" svg:y2="5.318cm" draw:start-shape="id2" draw:end-shape="id5" draw:end-glue-point="3" svg:d="M13446 5953c2763 0 922-635 3683-635" svg:viewBox="0 0 3684 636">
          <text:p/>
        </draw:connector>
        <draw:connector draw:style-name="gr7" draw:text-style-name="P7" draw:layer="layout" draw:type="curve" svg:x1="13.446cm" svg:y1="5.953cm" svg:x2="17.129cm" svg:y2="8.62cm" draw:start-shape="id2" draw:start-glue-point="8" draw:end-shape="id6" draw:end-glue-point="3" svg:d="M13446 5953c2763 0 922 2667 3683 2667" svg:viewBox="0 0 3684 2668">
          <text:p/>
        </draw:connector>
        <draw:connector draw:style-name="gr7" draw:text-style-name="P7" draw:layer="layout" draw:type="curve" svg:x1="13.446cm" svg:y1="5.953cm" svg:x2="17.129cm" svg:y2="6.969cm" draw:start-shape="id2" draw:start-glue-point="8" draw:end-shape="id7" draw:end-glue-point="3" svg:d="M13446 5953c2763 0 922 1016 3683 1016" svg:viewBox="0 0 3684 1017">
          <text:p/>
        </draw:connector>
        <draw:connector draw:style-name="gr7" draw:text-style-name="P7" draw:layer="layout" draw:type="curve" svg:x1="13.573cm" svg:y1="14.951cm" svg:x2="17.129cm" svg:y2="14.208cm" draw:start-shape="id3" draw:start-glue-point="8" draw:end-shape="id8" svg:d="M13573 14951c2668 0 891-743 3556-743" svg:viewBox="0 0 3557 744">
          <text:p/>
        </draw:connector>
        <draw:connector draw:style-name="gr7" draw:text-style-name="P7" draw:layer="layout" draw:type="curve" svg:x1="13.573cm" svg:y1="14.951cm" svg:x2="17.129cm" svg:y2="15.859cm" draw:start-shape="id3" draw:start-glue-point="8" draw:end-shape="id9" draw:end-glue-point="3" svg:d="M13573 14951c2668 0 891 908 3556 908" svg:viewBox="0 0 3557 909">
          <text:p/>
        </draw:connector>
        <draw:custom-shape draw:style-name="gr8" draw:text-style-name="P9" draw:layer="layout" svg:width="0.889cm" svg:height="0.889cm" svg:x="7.858cm" svg:y="11.668cm">
          <text:p text:style-name="P8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14.589cm" svg:y="15.605cm">
          <text:p text:style-name="P8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9T12:00:28.692053000</meta:creation-date>
    <meta:generator>LibreOffice/5.0.0.5$MacOSX_X86_64 LibreOffice_project/1b1a90865e348b492231e1c451437d7a15bb262b</meta:generator>
    <dc:date>2015-08-09T13:29:34.904824000</dc:date>
    <meta:editing-duration>PT1H28M58S</meta:editing-duration>
    <meta:editing-cycles>16</meta:editing-cycles>
    <meta:document-statistic meta:object-count="20"/>
  </office:meta>
</office:document-meta>
</file>